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23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er pari sur son match pour gagner un bonus </text:p>
          </table:table-cell>
          <table:table-cell table:style-name="ce13" office:value-type="date" office:date-value="2018-03-25">
            <text:p>25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Suppression des actualités en aja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lassiqu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office:value-type="string">
            <text:p>Images caricatures en fin de ligue</text:p>
          </table:table-cell>
          <table:table-cell table:style-name="ce23"/>
          <table:table-cell table:number-columns-repeated="1021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2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expert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pip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national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oupe/à la journé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12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6"/>
        <table:table-column table:style-name="co1" table:default-cell-style-name="ce16"/>
        <table:table-column table:style-name="co5" table:default-cell-style-name="Default"/>
        <table:table-column table:style-name="co1" table:number-columns-repeated="3" table:default-cell-style-name="ce16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4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15" office:value-type="string">
            <text:p>28 (02/04 mars)</text:p>
          </table:table-cell>
          <table:table-cell table:style-name="ce15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7" office:value-type="date" office:date-value="2018-03-05">
            <text:p>05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7" office:value-type="date" office:date-value="2018-03-13">
            <text:p>13/03/18</text:p>
          </table:table-cell>
          <table:table-cell table:number-columns-repeated="2" table:style-name="ce15" office:value-type="string">
            <text:p>X</text:p>
          </table:table-cell>
          <table:table-cell table:style-name="ce9" table:number-columns-repeated="1018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7" office:value-type="date" office:date-value="2018-03-05">
            <text:p>05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7" office:value-type="date" office:date-value="2018-03-08">
            <text:p>08/03/18</text:p>
          </table:table-cell>
          <table:table-cell table:number-columns-repeated="2" table:style-name="ce15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30 (16/18 mars)</text:p>
          </table:table-cell>
          <table:table-cell table:style-name="ce15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7" office:value-type="date" office:date-value="2018-03-16">
            <text:p>16/03/18</text:p>
          </table:table-cell>
          <table:table-cell table:number-columns-repeated="2" table:style-name="ce15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7" office:value-type="date" office:date-value="2018-03-16">
            <text:p>16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7" office:value-type="date" office:date-value="2018-03-17">
            <text:p>17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7" office:value-type="date" office:date-value="2018-03-16">
            <text:p>16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7" office:value-type="date" office:date-value="2018-03-17">
            <text:p>17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4">
          <table:table-cell table:style-name="ce15"/>
          <table:table-cell table:style-name="ce15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7" office:value-type="date" office:date-value="2018-03-22">
            <text:p>22/03/18</text:p>
          </table:table-cell>
          <table:table-cell table:style-name="ce1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8"/>
          <table:table-cell table:number-columns-repeated="101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/03/2018</text:date>, <text:time>23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26T23:17:09</dc:date>
    <dc:creator>Max Plaiz</dc:creator>
    <meta:editing-duration>P1DT14H2M14S</meta:editing-duration>
    <meta:editing-cycles>73</meta:editing-cycles>
    <meta:generator>OpenOffice/4.1.3$Win32 OpenOffice.org_project/413m1$Build-9783</meta:generator>
    <meta:document-statistic meta:table-count="2" meta:cell-count="244" meta:object-count="1"/>
  </office:meta>
</office:document-meta>
</file>